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default-cell-style-name="ce16"/>
        <table:table-column table:style-name="co7" table:default-cell-style-name="ce16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11" office:value-type="string" calcext:value-type="string">
              <text:p>DESCRIPTION</text:p>
            </table:table-cell>
            <table:table-cell table:style-name="ce15" office:value-type="string" calcext:value-type="string">
              <office:annotation draw:style-name="gr1" draw:text-style-name="P2" svg:width="82.18pt" svg:height="28.09pt" svg:x="599.24pt" svg:y="0pt" draw:caption-point-x="-17.29pt" draw:caption-point-y="0.28pt">
                <dc:date>2017-02-15T00:00:00</dc:date>
                <text:p text:style-name="P1"><text:span text:style-name="T1">Embarrassment factor</text:span></text:p>
              </office:annotation>
              <text:p>BAD</text:p>
            </table:table-cell>
            <table:table-cell table:style-name="ce5" office:value-type="string" calcext:value-type="string">
              <text:p>COMMENT</text:p>
            </table:table-cell>
            <table:table-cell table:style-name="ce15" office:value-type="string" calcext:value-type="string">
              <text:p>NOT IN WEB HELP</text:p>
            </table:table-cell>
            <table:table-cell table:style-name="ce15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2-24T18:16:55.145" calcext:value-type="date">
            <text:p>02/24/2017</text:p>
          </table:table-cell>
          <table:table-cell table:style-name="ce12" office:value-type="string" calcext:value-type="string">
            <text:p>HAWSEDC AutoCAD KEYBOARD COMMANDS</text:p>
          </table:table-cell>
          <table:table-cell table:number-columns-repeated="2"/>
          <table:table-cell table:style-name="ce22"/>
          <table:table-cell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3"/>
          <table:table-cell table:style-name="ce17"/>
          <table:table-cell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number-columns-repeated="2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LOTTING AND SAV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OPERATING SYSTEM COMMAND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SCELLANEOU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I</text:p>
          </table:table-cell>
          <table:table-cell table:style-name="ce3" office:value-type="string" calcext:value-type="string">
            <text:p>Contour elevations. <text:s/>Elevates and/or labels polyline contou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(MLEADER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Better to use MLEADER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LIGN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NGULA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HORIZONTA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PROPERTIE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DIM APPLY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TEXTEDIT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MCUR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FRZ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ISO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THW)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MCH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CU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 plus opens layer palette filtered to layers of all nesting level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current layer by picking. Set linetype and color bylayer. See CL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Express tools BURS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9"/>
          <table:table-cell table:style-name="ce3" office:value-type="string" calcext:value-type="string">
            <text:p>PROPERTIES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9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45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CTANG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8"/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V</text:p>
          </table:table-cell>
          <table:table-cell table:style-name="ce2" office:value-type="string" calcext:value-type="string">
            <text:p>Twist plus UCS View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5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MISCELLANEOU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20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PGP</text:p>
          </table:table-cell>
          <table:table-cell table:style-name="ce3" office:value-type="string" calcext:value-type="string">
            <text:p>Activate the PGP aliases listed here.</text:p>
          </table:table-cell>
          <table:table-cell table:style-name="ce20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21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3" table:number-columns-repeated="2"/>
          <table:table-cell table:style-name="ce2"/>
          <table:table-cell table:style-name="ce19"/>
          <table:table-cell table:style-name="ce3"/>
          <table:table-cell table:style-name="ce17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2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/>
          <table:table-cell table:style-name="ce2" table:number-columns-repeated="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table:number-columns-repeated="3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6" table:number-rows-repeated="4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5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6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6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6">
          <table:table-cell/>
          <table:table-cell table:style-name="ce10" table:formula="of:=CELL(&quot;CONTENTS&quot;)" office:value-type="string" office:string-value="" calcext:value-type="error">
            <text:p>Err:522</text:p>
          </table:table-cell>
          <table:table-cell table:style-name="Default"/>
          <table:table-cell table:number-columns-repeated="1021"/>
        </table:table-row>
        <table:table-row table:style-name="ro6">
          <table:table-cell/>
          <table:table-cell table:style-name="ce10" office:value-type="string" calcext:value-type="string">
            <text:p>GRC</text:p>
          </table:table-cell>
          <table:table-cell table:style-name="Default"/>
          <table:table-cell table:number-columns-repeated="1021"/>
        </table:table-row>
        <table:table-row table:style-name="ro6" table:number-rows-repeated="1048178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4">
          <table:table-cell office:value-type="string" calcext:value-type="string">
            <text:p>acre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inq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inout</text:p>
          </table:table-cell>
          <table:table-cell office:value-type="string" calcext:value-type="string">
            <text:p>devpu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proto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protox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sde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g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gc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r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>
          <table:table-cell office:value-type="string" calcext:value-type="string">
            <text:p>sect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sblk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awsalias</text:p>
          </table:table-cell>
        </table:table-row>
        <table:table-row table:style-name="ro4" table:number-rows-repeated="104856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1:47:24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2-2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24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2-2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24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2-24T18:17:07.860000000</dc:date>
    <meta:editing-duration>P3DT14H45M40S</meta:editing-duration>
    <meta:editing-cycles>11</meta:editing-cycles>
    <meta:generator>LibreOffice/5.0.2.2$Windows_x86 LibreOffice_project/37b43f919e4de5eeaca9b9755ed688758a8251fe</meta:generator>
    <meta:document-statistic meta:table-count="3" meta:cell-count="1739" meta:object-count="0"/>
  </office:meta>
</office:document-meta>
</file>